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457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5709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0.7882in"/>
    </style:style>
    <style:style style:name="co13" style:family="table-column">
      <style:table-column-properties fo:break-before="auto" style:column-width="0.7047in"/>
    </style:style>
    <style:style style:name="co14" style:family="table-column">
      <style:table-column-properties fo:break-before="auto" style:column-width="1.3902in"/>
    </style:style>
    <style:style style:name="co15" style:family="table-column">
      <style:table-column-properties fo:break-before="auto" style:column-width="10.2563in"/>
    </style:style>
    <style:style style:name="co16" style:family="table-column">
      <style:table-column-properties fo:break-before="auto" style:column-width="0.6717in"/>
    </style:style>
    <style:style style:name="co17" style:family="table-column">
      <style:table-column-properties fo:break-before="auto" style:column-width="0.8472in"/>
    </style:style>
    <style:style style:name="co18" style:family="table-column">
      <style:table-column-properties fo:break-before="auto" style:column-width="1.5236in"/>
    </style:style>
    <style:style style:name="co19" style:family="table-column">
      <style:table-column-properties fo:break-before="auto" style:column-width="22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_zi_part_clean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16364" table:default-cell-style-name="Default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u_id</text:p>
          </table:table-cell>
          <table:table-cell office:value-type="string" calcext:value-type="string">
            <text:p>delete_flag</text:p>
          </table:table-cell>
          <table:table-cell office:value-type="string" calcext:value-type="string">
            <text:p>zi_left_up</text:p>
          </table:table-cell>
          <table:table-cell office:value-type="string" calcext:value-type="string">
            <text:p>zi_left</text:p>
          </table:table-cell>
          <table:table-cell office:value-type="string" calcext:value-type="string">
            <text:p>zi_left_down</text:p>
          </table:table-cell>
          <table:table-cell office:value-type="string" calcext:value-type="string">
            <text:p>zi_up</text:p>
          </table:table-cell>
          <table:table-cell office:value-type="string" calcext:value-type="string">
            <text:p>zi_mid</text:p>
          </table:table-cell>
          <table:table-cell office:value-type="string" calcext:value-type="string">
            <text:p>zi_down</text:p>
          </table:table-cell>
          <table:table-cell office:value-type="string" calcext:value-type="string">
            <text:p>zi_right_up</text:p>
          </table:table-cell>
          <table:table-cell office:value-type="string" calcext:value-type="string">
            <text:p>zi_right</text:p>
          </table:table-cell>
          <table:table-cell office:value-type="string" calcext:value-type="string">
            <text:p>zi_right_down</text:p>
          </table:table-cell>
          <table:table-cell office:value-type="string" calcext:value-type="string">
            <text:p>zi_mid_out</text:p>
          </table:table-cell>
          <table:table-cell office:value-type="string" calcext:value-type="string">
            <text:p>zi_mid_i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esc_cn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id_shuowen</text:p>
          </table:table-cell>
          <table:table-cell office:value-type="string" calcext:value-type="string">
            <text:p>hsk_note</text:p>
          </table:table-cell>
          <table:table-cell office:value-type="string" calcext:value-type="string">
            <text:p>desc_e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奉</text:p>
          </table:table-cell>
          <table:table-cell office:value-type="float" office:value="3622" calcext:value-type="float">
            <text:p>3622</text:p>
          </table:table-cell>
          <table:table-cell table:number-columns-repeated="12"/>
          <table:table-cell table:style-name="ce2" office:value-type="string" calcext:value-type="string">
            <text:p>2024-01-18 02:09:12</text:p>
          </table:table-cell>
          <table:table-cell office:value-type="string" calcext:value-type="string">
            <text:p>承也。从手从廾，𡴀聲。</text:p>
          </table:table-cell>
          <table:table-cell office:value-type="string" calcext:value-type="string">
            <text:p>Y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in HSK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平</text:p>
          </table:table-cell>
          <table:table-cell office:value-type="float" office:value="8141" calcext:value-type="float">
            <text:p>8141</text:p>
          </table:table-cell>
          <table:table-cell table:number-columns-repeated="12"/>
          <table:table-cell table:style-name="ce2" office:value-type="string" calcext:value-type="string">
            <text:p>2024-01-15 12:08:23</text:p>
          </table:table-cell>
          <table:table-cell office:value-type="string" calcext:value-type="string">
            <text:p>語平舒也。从亏从八。八，分也。爰禮說。</text:p>
          </table:table-cell>
          <table:table-cell office:value-type="string" calcext:value-type="string">
            <text:p>Y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in HSK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丘</text:p>
          </table:table-cell>
          <table:table-cell office:value-type="float" office:value="8631" calcext:value-type="float">
            <text:p>8631</text:p>
          </table:table-cell>
          <table:table-cell table:number-columns-repeated="12"/>
          <table:table-cell table:style-name="ce2" office:value-type="string" calcext:value-type="string">
            <text:p>2024-01-15 12:09:29</text:p>
          </table:table-cell>
          <table:table-cell office:value-type="string" calcext:value-type="string">
            <text:p>土之高也，非人所爲也。从北从一。一，地也，人居在丘南，故从北。中邦之居，在崐崘東南。一曰四方高，中央下爲丘。象形。凡丘之屬皆从丘。(今隷變作丘。)</text:p>
          </table:table-cell>
          <table:table-cell office:value-type="string" calcext:value-type="string">
            <text:p>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in HSK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尺</text:p>
          </table:table-cell>
          <table:table-cell office:value-type="float" office:value="2327" calcext:value-type="float">
            <text:p>2327</text:p>
          </table:table-cell>
          <table:table-cell table:number-columns-repeated="12"/>
          <table:table-cell table:style-name="ce2" office:value-type="string" calcext:value-type="string">
            <text:p>2024-01-14 15:15:07</text:p>
          </table:table-cell>
          <table:table-cell office:value-type="string" calcext:value-type="string">
            <text:p>十寸也。人手卻十分動脈爲寸口。十寸爲尺。尺，所以指尺䂓榘事也。从尸从乙。乙，所識也。周制，寸、尺、咫、尋、常、仞諸度量，皆以人之體爲法。凡尺之屬皆从尺。</text:p>
          </table:table-cell>
          <table:table-cell office:value-type="string" calcext:value-type="string">
            <text:p>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in HSK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印</text:p>
          </table:table-cell>
          <table:table-cell office:value-type="float" office:value="12054" calcext:value-type="float">
            <text:p>12054</text:p>
          </table:table-cell>
          <table:table-cell table:number-columns-repeated="12"/>
          <table:table-cell table:style-name="ce2" office:value-type="string" calcext:value-type="string">
            <text:p>2024-01-15 12:32:34</text:p>
          </table:table-cell>
          <table:table-cell office:value-type="string" calcext:value-type="string">
            <text:p>執政所持信也。从爪从卪。凡印之屬皆从印。</text:p>
          </table:table-cell>
          <table:table-cell office:value-type="string" calcext:value-type="string">
            <text:p>Y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in HSK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赤</text:p>
          </table:table-cell>
          <table:table-cell office:value-type="float" office:value="2350" calcext:value-type="float">
            <text:p>2350</text:p>
          </table:table-cell>
          <table:table-cell table:number-columns-repeated="12"/>
          <table:table-cell table:style-name="ce2" office:value-type="string" calcext:value-type="string">
            <text:p>2024-01-16 22:56:31</text:p>
          </table:table-cell>
          <table:table-cell office:value-type="string" calcext:value-type="string">
            <text:p>南方色也。从大从火。凡赤之屬皆从赤。</text:p>
          </table:table-cell>
          <table:table-cell office:value-type="string" calcext:value-type="string">
            <text:p>Y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in HSK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乍</text:p>
          </table:table-cell>
          <table:table-cell office:value-type="float" office:value="12685" calcext:value-type="float">
            <text:p>12685</text:p>
          </table:table-cell>
          <table:table-cell table:number-columns-repeated="12"/>
          <table:table-cell table:style-name="ce2" office:value-type="string" calcext:value-type="string">
            <text:p>2024-01-28 00:05:25</text:p>
          </table:table-cell>
          <table:table-cell office:value-type="string" calcext:value-type="string">
            <text:p>止也，一曰亡也。从亾从一。</text:p>
          </table:table-cell>
          <table:table-cell office:value-type="string" calcext:value-type="string">
            <text:p>Y</text:p>
          </table:table-cell>
          <table:table-cell office:value-type="float" office:value="8371" calcext:value-type="float">
            <text:p>8371</text:p>
          </table:table-cell>
          <table:table-cell office:value-type="string" calcext:value-type="string">
            <text:p>in HSK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更</text:p>
          </table:table-cell>
          <table:table-cell office:value-type="float" office:value="3955" calcext:value-type="float">
            <text:p>3955</text:p>
          </table:table-cell>
          <table:table-cell table:number-columns-repeated="12"/>
          <table:table-cell table:style-name="ce2" office:value-type="string" calcext:value-type="string">
            <text:p>2024-01-16 23:05:27</text:p>
          </table:table-cell>
          <table:table-cell office:value-type="string" calcext:value-type="string">
            <text:p>改也。从攴丙聲。</text:p>
          </table:table-cell>
          <table:table-cell office:value-type="string" calcext:value-type="string">
            <text:p>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 HSK, incomplet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乎</text:p>
          </table:table-cell>
          <table:table-cell office:value-type="float" office:value="4530" calcext:value-type="float">
            <text:p>4530</text:p>
          </table:table-cell>
          <table:table-cell table:number-columns-repeated="12"/>
          <table:table-cell table:style-name="ce2" office:value-type="string" calcext:value-type="string">
            <text:p>2024-01-14 15:23:14</text:p>
          </table:table-cell>
          <table:table-cell office:value-type="string" calcext:value-type="string">
            <text:p>語之餘也。从兮，象聲上越揚之形也。</text:p>
          </table:table-cell>
          <table:table-cell office:value-type="string" calcext:value-type="string">
            <text:p>Y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in HSK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9269" calcext:value-type="float">
            <text:p>9269</text:p>
          </table:table-cell>
          <table:table-cell table:number-columns-repeated="12"/>
          <table:table-cell table:style-name="ce2" office:value-type="string" calcext:value-type="string">
            <text:p>2024-01-23 22:50:27</text:p>
          </table:table-cell>
          <table:table-cell office:value-type="string" calcext:value-type="string">
            <text:p>躳也。象人之身。从人𠂆聲。凡身之屬皆从身。</text:p>
          </table:table-cell>
          <table:table-cell office:value-type="string" calcext:value-type="string">
            <text:p>Y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in HSK/ incomplet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垂</text:p>
          </table:table-cell>
          <table:table-cell office:value-type="float" office:value="2508" calcext:value-type="float">
            <text:p>2508</text:p>
          </table:table-cell>
          <table:table-cell table:number-columns-repeated="12"/>
          <table:table-cell table:style-name="ce2" office:value-type="string" calcext:value-type="string">
            <text:p>2024-01-18 22:21:28</text:p>
          </table:table-cell>
          <table:table-cell office:value-type="string" calcext:value-type="string">
            <text:p>遠邊也。从土𠂹聲。</text:p>
          </table:table-cell>
          <table:table-cell office:value-type="string" calcext:value-type="string">
            <text:p>Y</text:p>
          </table:table-cell>
          <table:table-cell office:value-type="float" office:value="9103" calcext:value-type="float">
            <text:p>9103</text:p>
          </table:table-cell>
          <table:table-cell office:value-type="string" calcext:value-type="string">
            <text:p>in HSK, incomplet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上</text:p>
          </table:table-cell>
          <table:table-cell office:value-type="float" office:value="11" calcext:value-type="float">
            <text:p>1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up; <text:s/>upp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才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bility; <text:s/>talent/sb of a certain type/a capable individual/then and only then/just now/(before an expression of quantity) on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89" calcext:value-type="float">
            <text:p>18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tree/(bound form) wood/unresponsive; <text:s/>numb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非</text:p>
          </table:table-cell>
          <table:table-cell office:value-type="float" office:value="190" calcext:value-type="float">
            <text:p>19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not be; <text:s/>not/wrong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兆</text:p>
          </table:table-cell>
          <table:table-cell office:value-type="float" office:value="209" calcext:value-type="float">
            <text:p>20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omen/to foretell/million; <text:s/>mega-/(Tw) trillio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224" calcext:value-type="float">
            <text:p>22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ig; <text:s/>large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干</text:p>
          </table:table-cell>
          <table:table-cell office:value-type="float" office:value="233" calcext:value-type="float">
            <text:p>23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ry/dried food/empty; <text:s/>hollow/taken in to nominal kinship; <text:s/>(bound form) to have to do with; <text:s/>to concern oneself with/one of the ten heavenly stems 天干[tian gan1]/(archaic) shiel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山</text:p>
          </table:table-cell>
          <table:table-cell office:value-type="float" office:value="236" calcext:value-type="float">
            <text:p>23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ountain; <text:s/>hill (CL:座[zuo4])/(coll.) small bundle of straw for silkworms to spin cocoons o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表</text:p>
          </table:table-cell>
          <table:table-cell office:value-type="float" office:value="244" calcext:value-type="float">
            <text:p>24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atch (timepiece)/meter; <text:s/>gauge; exterior surface/family relationship via females/to show (one's opinion)/a model/a table (listing information)/a form/a meter (measuring sth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也</text:p>
          </table:table-cell>
          <table:table-cell office:value-type="float" office:value="293" calcext:value-type="float">
            <text:p>29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adverb) also; <text:s/>both ... and ... (before predicates only)/(literary) particle having functions similar to 啊[a5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于</text:p>
          </table:table-cell>
          <table:table-cell office:value-type="float" office:value="300" calcext:value-type="float">
            <text:p>30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of time or place) in; <text:s/>at; to go/to take/sentence-final interrogative particle/variant of 於|于[yu2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的</text:p>
          </table:table-cell>
          <table:table-cell office:value-type="float" office:value="311" calcext:value-type="float">
            <text:p>31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 taxi; <text:s/>a cab (abbr. for 的士[di1 shi4]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的</text:p>
          </table:table-cell>
          <table:table-cell office:value-type="float" office:value="312" calcext:value-type="float">
            <text:p>31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of; <text:s/>~'s (possessive particle)/(used after an attribute)/(used to form a nominal expression)/(used at the end of a declarative sentence for emphasis)/also pr. [di4] or [di5] in poetry and song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231" calcext:value-type="float">
            <text:p>123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hina/Chinese/surname Zhong; within/among/in/middle/center/while (doing sth)/during/(dialect) OK/all right; to hit (the mark)/to be hit by/to suffer/to win (a prize, a lottery) <text:s/>numerou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啊</text:p>
          </table:table-cell>
          <table:table-cell office:value-type="float" office:value="1275" calcext:value-type="float">
            <text:p>127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interjection expressing doubt or requiring answer/Eh?/what?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啊</text:p>
          </table:table-cell>
          <table:table-cell office:value-type="float" office:value="1278" calcext:value-type="float">
            <text:p>127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interjection or grunt of agreement/uhm/Ah, OK/expression of recognition/Oh, it's you!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啊</text:p>
          </table:table-cell>
          <table:table-cell office:value-type="float" office:value="1279" calcext:value-type="float">
            <text:p>127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odal particle ending sentence, showing affirmation, approval, or consen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凹</text:p>
          </table:table-cell>
          <table:table-cell office:value-type="float" office:value="1350" calcext:value-type="float">
            <text:p>135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epressed/sunken/indented/concave/female (connector etc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巴</text:p>
          </table:table-cell>
          <table:table-cell office:value-type="float" office:value="1392" calcext:value-type="float">
            <text:p>139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long for/to wish/to cling to/to stick to/sth that sticks/close to/next to/spread open/informal abbr. for bus 巴士[ba1 shi4]/bar (unit of pressure)/nominalizing suffix on certain nouns, such as 尾巴[wei3 ba5], tail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包</text:p>
          </table:table-cell>
          <table:table-cell office:value-type="float" office:value="1506" calcext:value-type="float">
            <text:p>150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cover/to wrap/to hold/to include/to take charge of/to contract (to or for)/package/wrapper/container/bag/to hold or embrace/bundle/packet/CL:個|个[ge4],隻|只[zhi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贝</text:p>
          </table:table-cell>
          <table:table-cell office:value-type="float" office:value="1574" calcext:value-type="float">
            <text:p>157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owrie/shellfish/currency (archaic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奔</text:p>
          </table:table-cell>
          <table:table-cell office:value-type="float" office:value="1594" calcext:value-type="float">
            <text:p>159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go to/to head for/towards/Taiwan pr. [ben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绷</text:p>
          </table:table-cell>
          <table:table-cell office:value-type="float" office:value="1607" calcext:value-type="float">
            <text:p>160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have a taut fac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别</text:p>
          </table:table-cell>
          <table:table-cell office:value-type="float" office:value="1796" calcext:value-type="float">
            <text:p>179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make sb change their ways, opinions etc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剥</text:p>
          </table:table-cell>
          <table:table-cell office:value-type="float" office:value="1852" calcext:value-type="float">
            <text:p>185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peel/to skin/to flay/to shuck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卜</text:p>
          </table:table-cell>
          <table:table-cell office:value-type="float" office:value="1911" calcext:value-type="float">
            <text:p>191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ee 蘿蔔|萝卜[luo2 bo5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参</text:p>
          </table:table-cell>
          <table:table-cell office:value-type="float" office:value="2024" calcext:value-type="float">
            <text:p>202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used in 參差|参差[cen1 ci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衩</text:p>
          </table:table-cell>
          <table:table-cell office:value-type="float" office:value="2071" calcext:value-type="float">
            <text:p>207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lit on either side of rob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2160" calcext:value-type="float">
            <text:p>216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length/long/forever/always/constant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厂</text:p>
          </table:table-cell>
          <table:table-cell office:value-type="float" office:value="2167" calcext:value-type="float">
            <text:p>216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actory/yard/depot/workhouse/works/(industrial) plan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车</text:p>
          </table:table-cell>
          <table:table-cell office:value-type="float" office:value="2196" calcext:value-type="float">
            <text:p>219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ar/vehicle/CL:輛|辆[liang4]/machine/to shape with a lathe/Kangxi radical 15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臣</text:p>
          </table:table-cell>
          <table:table-cell office:value-type="float" office:value="2222" calcext:value-type="float">
            <text:p>222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tate official or subject in dynastic China/I, your servant (used in addressing the sovereign)/Kangxi radical 13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丑</text:p>
          </table:table-cell>
          <table:table-cell office:value-type="float" office:value="2405" calcext:value-type="float">
            <text:p>240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lown/2nd earthly branch: 1-3 a.m., 12th solar month (6th January to 3rd February), year of the Ox/ancient Chinese compass point: 30°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丑</text:p>
          </table:table-cell>
          <table:table-cell office:value-type="float" office:value="2413" calcext:value-type="float">
            <text:p>241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hameful/ugly/disgraceful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处</text:p>
          </table:table-cell>
          <table:table-cell office:value-type="float" office:value="2457" calcext:value-type="float">
            <text:p>245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lace/location/spot/point/office/department/bureau/respect/classifier for locations or items of damage: spot, poin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川</text:p>
          </table:table-cell>
          <table:table-cell office:value-type="float" office:value="2470" calcext:value-type="float">
            <text:p>247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river/creek/plain/an area of level countr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答</text:p>
          </table:table-cell>
          <table:table-cell office:value-type="float" office:value="2738" calcext:value-type="float">
            <text:p>273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answer/to reply/to respon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大</text:p>
          </table:table-cell>
          <table:table-cell office:value-type="float" office:value="2767" calcext:value-type="float">
            <text:p>276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ee 大夫[dai4 fu5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担</text:p>
          </table:table-cell>
          <table:table-cell office:value-type="float" office:value="2823" calcext:value-type="float">
            <text:p>282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icul (100 catties, 50 kg)/two buckets full/carrying pole and its load/classifier for loads carried on a shoulder po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挡</text:p>
          </table:table-cell>
          <table:table-cell office:value-type="float" office:value="2855" calcext:value-type="float">
            <text:p>285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arrange/to put in ord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当</text:p>
          </table:table-cell>
          <table:table-cell office:value-type="float" office:value="2858" calcext:value-type="float">
            <text:p>285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t or in the very same.../suitable/adequate/fitting/proper/to replace/to regard as/to think/to pawn/(coll.) to fail (a student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刀</text:p>
          </table:table-cell>
          <table:table-cell office:value-type="float" office:value="2865" calcext:value-type="float">
            <text:p>286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knife/blade/single-edged sword/cutlass/CL:把[ba3]/(slang) dollar (loanword)/classifier for sets of one hundred sheets (of paper)/classifier for knife cuts or stab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刁</text:p>
          </table:table-cell>
          <table:table-cell office:value-type="float" office:value="3039" calcext:value-type="float">
            <text:p>303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rtful/wicke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鸟</text:p>
          </table:table-cell>
          <table:table-cell office:value-type="float" office:value="3051" calcext:value-type="float">
            <text:p>305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ariant of 屌[diao3]/penis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丁</text:p>
          </table:table-cell>
          <table:table-cell office:value-type="float" office:value="3094" calcext:value-type="float">
            <text:p>309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"male adult/the 4th of the 10 Heavenly Stems 天干[tian1 gan1]/fourth (used like ""4"" or ""D"")/small cube of meat or vegetable/(literary) to encounter/(archaic) ancient Chinese compass point: 195°/(chemistry) butyl"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东</text:p>
          </table:table-cell>
          <table:table-cell office:value-type="float" office:value="3126" calcext:value-type="float">
            <text:p>312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east/host (i.e. sitting on east side of guest)/landlor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斗</text:p>
          </table:table-cell>
          <table:table-cell office:value-type="float" office:value="3152" calcext:value-type="float">
            <text:p>315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ry measure for grain equal to ten 升[sheng1] or one-tenth of a 石[dan4]/decaliter/peck/cup or dipper shaped object/old variant of 陡[dou3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豆</text:p>
          </table:table-cell>
          <table:table-cell office:value-type="float" office:value="3161" calcext:value-type="float">
            <text:p>316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ean/pea/CL:棵[ke1],粒[li4]/sacrificial vessel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3165" calcext:value-type="float">
            <text:p>316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fight/to struggle/to condemn/to censure/to contend/to put together/coming togeth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度</text:p>
          </table:table-cell>
          <table:table-cell office:value-type="float" office:value="3267" calcext:value-type="float">
            <text:p>326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estimate/Taiwan pr. [duo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垛</text:p>
          </table:table-cell>
          <table:table-cell office:value-type="float" office:value="3284" calcext:value-type="float">
            <text:p>328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i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恶</text:p>
          </table:table-cell>
          <table:table-cell office:value-type="float" office:value="3334" calcext:value-type="float">
            <text:p>333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evil/fierce/vicious/ugly/coarse/to harm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儿</text:p>
          </table:table-cell>
          <table:table-cell office:value-type="float" office:value="3373" calcext:value-type="float">
            <text:p>337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hild/son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尔</text:p>
          </table:table-cell>
          <table:table-cell office:value-type="float" office:value="3384" calcext:value-type="float">
            <text:p>338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ariant of 爾|尔[er3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尔</text:p>
          </table:table-cell>
          <table:table-cell office:value-type="float" office:value="3387" calcext:value-type="float">
            <text:p>338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hus/so/like that/you/thou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发</text:p>
          </table:table-cell>
          <table:table-cell office:value-type="float" office:value="3407" calcext:value-type="float">
            <text:p>340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end out/to show (one's feeling)/to issue/to develop/to make a bundle of money/classifier for gunshots (rounds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发</text:p>
          </table:table-cell>
          <table:table-cell office:value-type="float" office:value="3428" calcext:value-type="float">
            <text:p>342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hair/Taiwan pr. [fa3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凡</text:p>
          </table:table-cell>
          <table:table-cell office:value-type="float" office:value="3441" calcext:value-type="float">
            <text:p>344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ordinary/commonplace/mundane/temporal/of the material world (as opposed to supernatural or immortal levels)/every/all/whatever/altogether/gist/outline/note of Chinese musical sca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3479" calcext:value-type="float">
            <text:p>347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quare/power or involution (math.)/upright/honest/fair and square/direction/side/party (to a contract, dispute etc)/place/method/prescription (medicine)/just when/only or just/classifier for square things/abbr. for square or cubic met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丰</text:p>
          </table:table-cell>
          <table:table-cell office:value-type="float" office:value="3606" calcext:value-type="float">
            <text:p>360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bundant/plentiful/fertile/plump/grea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缝</text:p>
          </table:table-cell>
          <table:table-cell office:value-type="float" office:value="3624" calcext:value-type="float">
            <text:p>362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eam/crack/narrow slit/CL:道[dao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夫</text:p>
          </table:table-cell>
          <table:table-cell office:value-type="float" office:value="3660" calcext:value-type="float">
            <text:p>366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classical) this, that/he, she, they/(exclamatory final particle)/(initial particle, introduces an opinion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复</text:p>
          </table:table-cell>
          <table:table-cell office:value-type="float" office:value="3758" calcext:value-type="float">
            <text:p>375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repeat/to double/to overlap/complex (not simple)/compound/composite/double/diplo-/duplicate/overlapping/to duplicate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复</text:p>
          </table:table-cell>
          <table:table-cell office:value-type="float" office:value="3760" calcext:value-type="float">
            <text:p>376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ariant of 復|复[fu4]/to reply to a lett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丐</text:p>
          </table:table-cell>
          <table:table-cell office:value-type="float" office:value="3793" calcext:value-type="float">
            <text:p>379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beg for alms/begga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甘</text:p>
          </table:table-cell>
          <table:table-cell office:value-type="float" office:value="3816" calcext:value-type="float">
            <text:p>381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weet/willing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戈</text:p>
          </table:table-cell>
          <table:table-cell office:value-type="float" office:value="3898" calcext:value-type="float">
            <text:p>389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agger-axe/abbr. for 戈瑞[ge1 rui4]/(Tw) abbr. for 戈雷[ge1 lei2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搁</text:p>
          </table:table-cell>
          <table:table-cell office:value-type="float" office:value="3914" calcext:value-type="float">
            <text:p>391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bear/to stand/to endure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个</text:p>
          </table:table-cell>
          <table:table-cell office:value-type="float" office:value="3941" calcext:value-type="float">
            <text:p>394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ariant of 個|个[ge4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弓</text:p>
          </table:table-cell>
          <table:table-cell office:value-type="float" office:value="3983" calcext:value-type="float">
            <text:p>398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 bow (weapon)/CL:張|张[zhang1]/to bend/to arch (one's back etc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勾</text:p>
          </table:table-cell>
          <table:table-cell office:value-type="float" office:value="4024" calcext:value-type="float">
            <text:p>402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ee 勾當|勾当[gou4 dang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广</text:p>
          </table:table-cell>
          <table:table-cell office:value-type="float" office:value="4183" calcext:value-type="float">
            <text:p>418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ide/numerous/to sprea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过</text:p>
          </table:table-cell>
          <table:table-cell office:value-type="float" office:value="4263" calcext:value-type="float">
            <text:p>426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experienced action marker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厂</text:p>
          </table:table-cell>
          <table:table-cell office:value-type="float" office:value="4306" calcext:value-type="float">
            <text:p>430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"""cliff"" radical in Chinese characters (Kangxi radical 27), occurring in 原, 历, 压 etc"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黑</text:p>
          </table:table-cell>
          <table:table-cell office:value-type="float" office:value="4437" calcext:value-type="float">
            <text:p>443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lack/dark/sinister/secret/shady/illegal/to hide (sth) away/to vilify/(loanword) to hack (computing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哄</text:p>
          </table:table-cell>
          <table:table-cell office:value-type="float" office:value="4497" calcext:value-type="float">
            <text:p>449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deceive/to coax/to amuse (a child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汞</text:p>
          </table:table-cell>
          <table:table-cell office:value-type="float" office:value="4502" calcext:value-type="float">
            <text:p>450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ound of a bell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哄</text:p>
          </table:table-cell>
          <table:table-cell office:value-type="float" office:value="4504" calcext:value-type="float">
            <text:p>450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umult/uproar/commotion/disturbanc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后</text:p>
          </table:table-cell>
          <table:table-cell office:value-type="float" office:value="4524" calcext:value-type="float">
            <text:p>452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ack/behind/rear/afterwards/after/later/post; <text:s text:c="2"/>empress/queen/(archaic) monarch/rul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哗</text:p>
          </table:table-cell>
          <table:table-cell office:value-type="float" office:value="4610" calcext:value-type="float">
            <text:p>461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lamor/noise/(bound form) sound used to call cat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晃</text:p>
          </table:table-cell>
          <table:table-cell office:value-type="float" office:value="4739" calcext:value-type="float">
            <text:p>473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way/to shake/to wander abou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汇</text:p>
          </table:table-cell>
          <table:table-cell office:value-type="float" office:value="4780" calcext:value-type="float">
            <text:p>478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lass/collectio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4839" calcext:value-type="float">
            <text:p>483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ire/urgent/ammunition/fiery or flaming/internal heat (Chinese medicine)/hot (popular)/classifier for military units (old)/Kangxi radical 8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4870" calcext:value-type="float">
            <text:p>487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mall tab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4883" calcext:value-type="float">
            <text:p>488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lmos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4967" calcext:value-type="float">
            <text:p>496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how much/how many/several/a few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夹</text:p>
          </table:table-cell>
          <table:table-cell office:value-type="float" office:value="5052" calcext:value-type="float">
            <text:p>505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press from either side/to place in between/to sandwich/to carry sth under armpit/wedged between/between/to intersperse/to mix/to mingle/clip/folder/Taiwan pr. [jia2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夹</text:p>
          </table:table-cell>
          <table:table-cell office:value-type="float" office:value="5074" calcext:value-type="float">
            <text:p>507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ouble-layered/lined (garment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监</text:p>
          </table:table-cell>
          <table:table-cell office:value-type="float" office:value="5208" calcext:value-type="float">
            <text:p>520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uperviso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见</text:p>
          </table:table-cell>
          <table:table-cell office:value-type="float" office:value="5216" calcext:value-type="float">
            <text:p>521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ee/to meet/to appear (to be sth)/to interview/opinion/view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将</text:p>
          </table:table-cell>
          <table:table-cell office:value-type="float" office:value="5261" calcext:value-type="float">
            <text:p>526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a general/(literary) to command; to lead/(Chinese chess) general (on the black side, equivalent to a king in Western chess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浆</text:p>
          </table:table-cell>
          <table:table-cell office:value-type="float" office:value="5266" calcext:value-type="float">
            <text:p>526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ariant of 糨[jiang4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角</text:p>
          </table:table-cell>
          <table:table-cell office:value-type="float" office:value="5328" calcext:value-type="float">
            <text:p>532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ngle/corner/horn/horn-shaped/unit of money equal to 0.1 yuan, or 10 cents (a dime)/CL:個|个[ge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节</text:p>
          </table:table-cell>
          <table:table-cell office:value-type="float" office:value="5410" calcext:value-type="float">
            <text:p>541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joint; node/(bound form) section; segment/solar term (one of the 24 divisions of the year in the traditional Chinese calendar)/seasonal festival/(bound form) to economize; to save/(bound form) moral integrity; chastity/classifier for segments: lessons, train wagons, biblical verses etc/knot (nautical miles per hour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解</text:p>
          </table:table-cell>
          <table:table-cell office:value-type="float" office:value="5441" calcext:value-type="float">
            <text:p>544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transport under guar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井</text:p>
          </table:table-cell>
          <table:table-cell office:value-type="float" office:value="5519" calcext:value-type="float">
            <text:p>551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 well/CL:口[kou3]/neat/order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劲</text:p>
          </table:table-cell>
          <table:table-cell office:value-type="float" office:value="5538" calcext:value-type="float">
            <text:p>553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talwart/sturdy/strong/powerful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车</text:p>
          </table:table-cell>
          <table:table-cell office:value-type="float" office:value="5643" calcext:value-type="float">
            <text:p>564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ar chariot (archaic)/rook (in Chinese chess)/rook (in chess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5707" calcext:value-type="float">
            <text:p>5707</text:p>
          </table:table-cell>
          <table:table-cell table:number-columns-repeated="12"/>
          <table:table-cell table:style-name="ce2" office:value-type="string" calcext:value-type="string">
            <text:p>2024-01-16 23:15:58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oot / excessiv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觉</text:p>
          </table:table-cell>
          <table:table-cell office:value-type="float" office:value="5792" calcext:value-type="float">
            <text:p>579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feel/to find that/thinking/awake/awar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5793" calcext:value-type="float">
            <text:p>579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role (theater)/to compete/ancient three legged wine vessel/third note of pentatonic sca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喇</text:p>
          </table:table-cell>
          <table:table-cell office:value-type="float" office:value="6193" calcext:value-type="float">
            <text:p>619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phonetic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啦</text:p>
          </table:table-cell>
          <table:table-cell office:value-type="float" office:value="6210" calcext:value-type="float">
            <text:p>621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entence-final particle, contraction of 了啊, indicating exclamation/particle placed after each item in a list of example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乐</text:p>
          </table:table-cell>
          <table:table-cell office:value-type="float" office:value="6333" calcext:value-type="float">
            <text:p>633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happy/cheerful/to laugh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了</text:p>
          </table:table-cell>
          <table:table-cell office:value-type="float" office:value="6340" calcext:value-type="float">
            <text:p>634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completed action marker)/(modal particle indicating change of state, situation now)/(modal particle intensifying preceding clause); to finish/to achieve/variant of 瞭|了[liao3]/to understand clearly; (of eyes) bright/clear-sighted/to understand clear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累</text:p>
          </table:table-cell>
          <table:table-cell office:value-type="float" office:value="6365" calcext:value-type="float">
            <text:p>636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accumulate/to involve or implicate (Taiwan pr. [lei4])/continuous/repeate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累</text:p>
          </table:table-cell>
          <table:table-cell office:value-type="float" office:value="6376" calcext:value-type="float">
            <text:p>637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ired/weary/to strain/to wear out/to work har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楞</text:p>
          </table:table-cell>
          <table:table-cell office:value-type="float" office:value="6390" calcext:value-type="float">
            <text:p>639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ariant of 愣[leng4]/to look distracted/to stare blankly/distracted/blank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6459" calcext:value-type="float">
            <text:p>645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ower/force/strength/ability/strenuous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历</text:p>
          </table:table-cell>
          <table:table-cell office:value-type="float" office:value="6484" calcext:value-type="float">
            <text:p>648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experience/to undergo/to pass through/all/each/every/history; strict/sever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丽</text:p>
          </table:table-cell>
          <table:table-cell office:value-type="float" office:value="6522" calcext:value-type="float">
            <text:p>6522</text:p>
          </table:table-cell>
          <table:table-cell table:number-columns-repeated="12"/>
          <table:table-cell table:style-name="ce2" office:value-type="string" calcext:value-type="string">
            <text:p>2024-01-16 23:27:34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, incomplete</text:p>
          </table:table-cell>
          <table:table-cell office:value-type="string" calcext:value-type="string">
            <text:p>beautiful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凉</text:p>
          </table:table-cell>
          <table:table-cell office:value-type="float" office:value="6596" calcext:value-type="float">
            <text:p>659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let sth cool down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量</text:p>
          </table:table-cell>
          <table:table-cell office:value-type="float" office:value="6600" calcext:value-type="float">
            <text:p>660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apacity/quantity/amount/to estimate/abbr. for 量詞|量词[liang4 ci2], classifier (in Chinese grammar)/measure wor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咧</text:p>
          </table:table-cell>
          <table:table-cell office:value-type="float" office:value="6667" calcext:value-type="float">
            <text:p>666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odal particle expressing exclamatio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令</text:p>
          </table:table-cell>
          <table:table-cell office:value-type="float" office:value="6760" calcext:value-type="float">
            <text:p>676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order/to command/an order/warrant/writ/to cause/to make sth happen/virtuous/honorific title/season/government position (old)/type of short song or poem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溜</text:p>
          </table:table-cell>
          <table:table-cell office:value-type="float" office:value="6800" calcext:value-type="float">
            <text:p>680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used in 冰溜[bing1 liu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馏</text:p>
          </table:table-cell>
          <table:table-cell office:value-type="float" office:value="6808" calcext:value-type="float">
            <text:p>680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team/to cook in a steamer/to reheat cold food by steaming i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隆</text:p>
          </table:table-cell>
          <table:table-cell office:value-type="float" office:value="6832" calcext:value-type="float">
            <text:p>683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grand/intense/prosperous/to swell/to bulg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笼</text:p>
          </table:table-cell>
          <table:table-cell office:value-type="float" office:value="6838" calcext:value-type="float">
            <text:p>683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cover/to cage/covering/also pr. [long2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搂</text:p>
          </table:table-cell>
          <table:table-cell office:value-type="float" office:value="6854" calcext:value-type="float">
            <text:p>685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hug/to embrace/to hold in one's arms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卢</text:p>
          </table:table-cell>
          <table:table-cell office:value-type="float" office:value="6871" calcext:value-type="float">
            <text:p>687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old) rice vessel/black/old variant of 廬|庐[lu2]/(slang) (Tw) troublesome/fuss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卤</text:p>
          </table:table-cell>
          <table:table-cell office:value-type="float" office:value="6897" calcext:value-type="float">
            <text:p>689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lkaline soil/salt/brine/halogen (chemistry)/crass/stupi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陆</text:p>
          </table:table-cell>
          <table:table-cell office:value-type="float" office:value="6927" calcext:value-type="float">
            <text:p>692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land (as opposed to the sea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吗</text:p>
          </table:table-cell>
          <table:table-cell office:value-type="float" office:value="7049" calcext:value-type="float">
            <text:p>704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used in 嗎啡|吗啡[ma3 fei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蚂</text:p>
          </table:table-cell>
          <table:table-cell office:value-type="float" office:value="7053" calcext:value-type="float">
            <text:p>705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n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马</text:p>
          </table:table-cell>
          <table:table-cell office:value-type="float" office:value="7054" calcext:value-type="float">
            <text:p>705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horse/CL:匹[pi3]/horse or cavalry piece in Chinese chess/knight in Western chess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门</text:p>
          </table:table-cell>
          <table:table-cell office:value-type="float" office:value="7236" calcext:value-type="float">
            <text:p>723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gate/door/CL:扇[shan4]/gateway/doorway/CL:個|个[ge4]/opening/valve/switch/way to do something/knack/family/house/(religious) sect/school (of thought)/class/category/phylum or division (taxonomy)/classifier for large guns/classifier for lessons, subjects, branches of technology/(suffix) -gate (i.e. scandal; derived from Watergate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闷</text:p>
          </table:table-cell>
          <table:table-cell office:value-type="float" office:value="7237" calcext:value-type="float">
            <text:p>723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ored/depressed/melancholy/sealed/airtight/tightly close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免</text:p>
          </table:table-cell>
          <table:table-cell office:value-type="float" office:value="7334" calcext:value-type="float">
            <text:p>733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excuse sb/to exempt/to remove or dismiss from office/to avoid/to avert/to escape/to be prohibite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民</text:p>
          </table:table-cell>
          <table:table-cell office:value-type="float" office:value="7397" calcext:value-type="float">
            <text:p>739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the people/inhabitants of a countr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磨</text:p>
          </table:table-cell>
          <table:table-cell office:value-type="float" office:value="7475" calcext:value-type="float">
            <text:p>747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grindstone/to grind/to turn roun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那</text:p>
          </table:table-cell>
          <table:table-cell office:value-type="float" office:value="7549" calcext:value-type="float">
            <text:p>754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specifier) that; the; those (colloquial pr. [nei4])/(pronoun) that (referring to persons, things or situations)/then (in that case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哪</text:p>
          </table:table-cell>
          <table:table-cell office:value-type="float" office:value="7552" calcext:value-type="float">
            <text:p>755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"(emphatic sentence-final particle, used instead of 啊[a5] after a word ending in ""n"")"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乃</text:p>
          </table:table-cell>
          <table:table-cell office:value-type="float" office:value="7553" calcext:value-type="float">
            <text:p>755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be/thus/so/therefore/then/only/thereupo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难</text:p>
          </table:table-cell>
          <table:table-cell office:value-type="float" office:value="7588" calcext:value-type="float">
            <text:p>758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isaster/distress/to scol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哪</text:p>
          </table:table-cell>
          <table:table-cell office:value-type="float" office:value="7620" calcext:value-type="float">
            <text:p>762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used in 哪吒[Ne2 zha1]/Taiwan pr. [nuo2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哪</text:p>
          </table:table-cell>
          <table:table-cell office:value-type="float" office:value="7625" calcext:value-type="float">
            <text:p>762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hich? (interrogative, followed by classifier or numeral-classifier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呢</text:p>
          </table:table-cell>
          <table:table-cell office:value-type="float" office:value="7633" calcext:value-type="float">
            <text:p>763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oolen material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年</text:p>
          </table:table-cell>
          <table:table-cell office:value-type="float" office:value="7677" calcext:value-type="float">
            <text:p>767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year/CL:個|个[ge4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鸟</text:p>
          </table:table-cell>
          <table:table-cell office:value-type="float" office:value="7707" calcext:value-type="float">
            <text:p>770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"bird/CL:隻|只[zhi1],群[qun2]/""bird"" radical in Chinese characters (Kangxi radical 196)/(dialect) to pay attention to/(intensifier) damned/goddamn"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宁</text:p>
          </table:table-cell>
          <table:table-cell office:value-type="float" office:value="7747" calcext:value-type="float">
            <text:p>774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eaceful/to pacify/to visit (one's parents etc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拧</text:p>
          </table:table-cell>
          <table:table-cell office:value-type="float" office:value="7754" calcext:value-type="float">
            <text:p>775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istake/to twis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宁</text:p>
          </table:table-cell>
          <table:table-cell office:value-type="float" office:value="7757" calcext:value-type="float">
            <text:p>775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ould rather/to prefer/how (emphatic)/Taiwan pr. [ning2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拧</text:p>
          </table:table-cell>
          <table:table-cell office:value-type="float" office:value="7758" calcext:value-type="float">
            <text:p>775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tubborn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牛</text:p>
          </table:table-cell>
          <table:table-cell office:value-type="float" office:value="7761" calcext:value-type="float">
            <text:p>776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ox/cow/bull/CL:條|条[tiao2],頭|头[tou2]/newton (abbr. for 牛頓|牛顿[niu2 dun4])/(slang) awesom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农</text:p>
          </table:table-cell>
          <table:table-cell office:value-type="float" office:value="7776" calcext:value-type="float">
            <text:p>777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agricultur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7796" calcext:value-type="float">
            <text:p>779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emale/woman/daught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跑</text:p>
          </table:table-cell>
          <table:table-cell office:value-type="float" office:value="7935" calcext:value-type="float">
            <text:p>793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run/to run away/to escape/to run around (on errands etc)/(of a gas or liquid) to leak or evaporate/(verb complement) away/off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喷</text:p>
          </table:table-cell>
          <table:table-cell office:value-type="float" office:value="7967" calcext:value-type="float">
            <text:p>796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of a smell) strong/peak season (of a crop)/(classifier for the ordinal number of a crop, in the context of multiple harvests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皮</text:p>
          </table:table-cell>
          <table:table-cell office:value-type="float" office:value="8025" calcext:value-type="float">
            <text:p>802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leather/skin/fur/CL:張|张[zhang1]/pico- (one trillionth)/naught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匹</text:p>
          </table:table-cell>
          <table:table-cell office:value-type="float" office:value="8043" calcext:value-type="float">
            <text:p>804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lassifier for horses, mules etc/Taiwan pr. [pi1]/ordinary person/classifier for cloth: bolt/horsepow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8070" calcext:value-type="float">
            <text:p>807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isk/shee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片</text:p>
          </table:table-cell>
          <table:table-cell office:value-type="float" office:value="8081" calcext:value-type="float">
            <text:p>808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hin piece/flake/a slice/film/TV play/to slice/to carve thin/partial/incomplete/one-sided/classifier for slices, tablets, tract of land, area of water/classifier for CDs, movies, DVDs etc/used with numeral 一[yi1]: classifier for scenario, scene, feeling, atmosphere, sound etc/Kangxi radical 9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撇</text:p>
          </table:table-cell>
          <table:table-cell office:value-type="float" office:value="8111" calcext:value-type="float">
            <text:p>811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throw/to cast/left-slanting downward brush stroke (calligraphy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呛</text:p>
          </table:table-cell>
          <table:table-cell office:value-type="float" office:value="8480" calcext:value-type="float">
            <text:p>848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irritate the nose/to choke (of smoke, smell etc)/pungent/(coll.) (Tw) to shout at sb/to scold/to speak out against sb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翘</text:p>
          </table:table-cell>
          <table:table-cell office:value-type="float" office:value="8524" calcext:value-type="float">
            <text:p>852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tick up/to rise on one end/to til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龟</text:p>
          </table:table-cell>
          <table:table-cell office:value-type="float" office:value="8645" calcext:value-type="float">
            <text:p>864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used in 龜茲|龟兹[Qiu1 ci2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曲</text:p>
          </table:table-cell>
          <table:table-cell office:value-type="float" office:value="8682" calcext:value-type="float">
            <text:p>868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ent/crooked/wrong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曲</text:p>
          </table:table-cell>
          <table:table-cell office:value-type="float" office:value="8728" calcext:value-type="float">
            <text:p>872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une/song/CL:支[zhi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雀</text:p>
          </table:table-cell>
          <table:table-cell office:value-type="float" office:value="8798" calcext:value-type="float">
            <text:p>879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small bird/sparrow/also pr. [qiao3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8884" calcext:value-type="float">
            <text:p>888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un/day/date, day of the month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撒</text:p>
          </table:table-cell>
          <table:table-cell office:value-type="float" office:value="8999" calcext:value-type="float">
            <text:p>899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catter/to sprinkle/to spill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伞</text:p>
          </table:table-cell>
          <table:table-cell office:value-type="float" office:value="9026" calcext:value-type="float">
            <text:p>902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umbrella/parasol/CL:把[ba3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散</text:p>
          </table:table-cell>
          <table:table-cell office:value-type="float" office:value="9033" calcext:value-type="float">
            <text:p>903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catter/to break up (a meeting etc)/to disperse/to disseminate/to dispel/(coll.) to sack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丧</text:p>
          </table:table-cell>
          <table:table-cell office:value-type="float" office:value="9035" calcext:value-type="float">
            <text:p>9035</text:p>
          </table:table-cell>
          <table:table-cell table:number-columns-repeated="12"/>
          <table:table-cell table:style-name="ce2" office:value-type="string" calcext:value-type="string">
            <text:p>2024-01-26 16:28:53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 / incomplete</text:p>
          </table:table-cell>
          <table:table-cell office:value-type="string" calcext:value-type="string">
            <text:p>mourning/funeral/(old) corpse; to lose sth abstract but important (courage, authority, one's life etc)/to be bereaved of (one's spouse etc)/to die/disappointed/discourage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扫</text:p>
          </table:table-cell>
          <table:table-cell office:value-type="float" office:value="9055" calcext:value-type="float">
            <text:p>905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room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涩</text:p>
          </table:table-cell>
          <table:table-cell office:value-type="float" office:value="9066" calcext:value-type="float">
            <text:p>906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old variant of 澀|涩[se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煞</text:p>
          </table:table-cell>
          <table:table-cell office:value-type="float" office:value="9103" calcext:value-type="float">
            <text:p>910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iend/demon/very/(Tw) SARS (loanword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尸</text:p>
          </table:table-cell>
          <table:table-cell office:value-type="float" office:value="9326" calcext:value-type="float">
            <text:p>932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orpse; person representing the dead (during burial ceremonies)/to put a corpse on display (after execution)/variant of 屍|尸[shi1]/corpse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石</text:p>
          </table:table-cell>
          <table:table-cell office:value-type="float" office:value="9357" calcext:value-type="float">
            <text:p>935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rock/stone/stone inscription/one of the eight categories of ancient musical instruments 八音[ba1 yin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世</text:p>
          </table:table-cell>
          <table:table-cell office:value-type="float" office:value="9379" calcext:value-type="float">
            <text:p>937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life/age/generation/era/world/lifetime/epoch/descendant/nob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氏</text:p>
          </table:table-cell>
          <table:table-cell office:value-type="float" office:value="9405" calcext:value-type="float">
            <text:p>940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lan name/maiden name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书</text:p>
          </table:table-cell>
          <table:table-cell office:value-type="float" office:value="9459" calcext:value-type="float">
            <text:p>945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ook/letter/document/CL:本[ben3],冊|册[ce4],部[bu4]/to write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数</text:p>
          </table:table-cell>
          <table:table-cell office:value-type="float" office:value="9501" calcext:value-type="float">
            <text:p>950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number/figure/several/CL:個|个[ge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衰</text:p>
          </table:table-cell>
          <table:table-cell office:value-type="float" office:value="9522" calcext:value-type="float">
            <text:p>952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decline/to wane/to become weak or feeb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9542" calcext:value-type="float">
            <text:p>954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ater/river/liquid/beverage/additional charges or income/(of clothes) classifier for number of washe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踏</text:p>
          </table:table-cell>
          <table:table-cell office:value-type="float" office:value="9818" calcext:value-type="float">
            <text:p>981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tread/to stamp/to step on/to press a pedal/to investigate on the spo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趟</text:p>
          </table:table-cell>
          <table:table-cell office:value-type="float" office:value="9931" calcext:value-type="float">
            <text:p>993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lassifier for times, round trips or rows/a time/a trip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兔</text:p>
          </table:table-cell>
          <table:table-cell office:value-type="float" office:value="10213" calcext:value-type="float">
            <text:p>1021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rabbi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褪</text:p>
          </table:table-cell>
          <table:table-cell office:value-type="float" office:value="10243" calcext:value-type="float">
            <text:p>1024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take off (clothes)/to shed feathers/(of color) to fade/to discolo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屯</text:p>
          </table:table-cell>
          <table:table-cell office:value-type="float" office:value="10255" calcext:value-type="float">
            <text:p>1025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tation (soldiers)/to store up/villag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褪</text:p>
          </table:table-cell>
          <table:table-cell office:value-type="float" office:value="10264" calcext:value-type="float">
            <text:p>1026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lip out of sth/to hide sth in one's sleev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万</text:p>
          </table:table-cell>
          <table:table-cell office:value-type="float" office:value="10384" calcext:value-type="float">
            <text:p>1038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en thousand/a great numb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王</text:p>
          </table:table-cell>
          <table:table-cell office:value-type="float" office:value="10410" calcext:value-type="float">
            <text:p>1041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rule/to reign ov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为</text:p>
          </table:table-cell>
          <table:table-cell office:value-type="float" office:value="10499" calcext:value-type="float">
            <text:p>1049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ecause of/for/to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卫</text:p>
          </table:table-cell>
          <table:table-cell office:value-type="float" office:value="10509" calcext:value-type="float">
            <text:p>1050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guard/to protect/to defend/abbr. for 衛生|卫生, hygiene/health/abbr. for 衛生間|卫生间, toile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喂</text:p>
          </table:table-cell>
          <table:table-cell office:value-type="float" office:value="10519" calcext:value-type="float">
            <text:p>1051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feed; hey/to feed (an animal, baby, invalid etc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乌</text:p>
          </table:table-cell>
          <table:table-cell office:value-type="float" office:value="10606" calcext:value-type="float">
            <text:p>1060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row/black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西</text:p>
          </table:table-cell>
          <table:table-cell office:value-type="float" office:value="10759" calcext:value-type="float">
            <text:p>1075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es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习</text:p>
          </table:table-cell>
          <table:table-cell office:value-type="float" office:value="10780" calcext:value-type="float">
            <text:p>1078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to practice/to study/habit/custom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鲜</text:p>
          </table:table-cell>
          <table:table-cell office:value-type="float" office:value="10947" calcext:value-type="float">
            <text:p>1094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ew/rare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见</text:p>
          </table:table-cell>
          <table:table-cell office:value-type="float" office:value="10965" calcext:value-type="float">
            <text:p>1096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appear/also written 現|现[xian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11105" calcext:value-type="float">
            <text:p>1110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hea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兴</text:p>
          </table:table-cell>
          <table:table-cell office:value-type="float" office:value="11179" calcext:value-type="float">
            <text:p>11179</text:p>
          </table:table-cell>
          <table:table-cell table:number-columns-repeated="12"/>
          <table:table-cell table:style-name="ce2" office:value-type="string" calcext:value-type="string">
            <text:p>2024-01-17 00:02:16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, incomplete</text:p>
          </table:table-cell>
          <table:table-cell office:value-type="string" calcext:value-type="string">
            <text:p>to rise/to flourish/to become popular/to start/to encourage/to get up/(often used in the negative) to permit or allow (dialect)/maybe (dialect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兴</text:p>
          </table:table-cell>
          <table:table-cell office:value-type="float" office:value="11206" calcext:value-type="float">
            <text:p>1120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eeling or desire to do sth/interest in sth/excitemen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凶</text:p>
          </table:table-cell>
          <table:table-cell office:value-type="float" office:value="11212" calcext:value-type="float">
            <text:p>1121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icious/fierce/ominous/inauspicious/famine/variant of 兇|凶[xiong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哑</text:p>
          </table:table-cell>
          <table:table-cell office:value-type="float" office:value="11485" calcext:value-type="float">
            <text:p>1148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ute; dumb; incapable of speech/(of a voice) hoarse; husky/(of a bullet, bomb etc) du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压</text:p>
          </table:table-cell>
          <table:table-cell office:value-type="float" office:value="11492" calcext:value-type="float">
            <text:p>1149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used in 壓根兒|压根儿[ya4 gen1 r5] and 壓馬路|压马路[ya4 ma3 lu4] and 壓板|压板[ya4 ban3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夭</text:p>
          </table:table-cell>
          <table:table-cell office:value-type="float" office:value="11683" calcext:value-type="float">
            <text:p>1168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ariant of 夭[yao1]/to die young/to die prematurely/Taiwan pr. [yao3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业</text:p>
          </table:table-cell>
          <table:table-cell office:value-type="float" office:value="11773" calcext:value-type="float">
            <text:p>1177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line of business/industry/occupation/job/employment/school studies/enterprise/property/(Buddhism) karma/deed/to engage in/already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衣</text:p>
          </table:table-cell>
          <table:table-cell office:value-type="float" office:value="11808" calcext:value-type="float">
            <text:p>1180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lothes/CL:件[jian4]/Kangxi radical 145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乙</text:p>
          </table:table-cell>
          <table:table-cell office:value-type="float" office:value="11859" calcext:value-type="float">
            <text:p>1185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"second of the ten Heavenly Stems 十天干[shi2 tian1 gan1]/second in order/letter ""B"" or Roman ""II"" in list ""A, B, C"", or ""I, II, III"" etc/second party (in legal contract, usually 乙方[yi3 fang1], as opposed to 甲方[jia3 fang1])/ethyl/bent/winding/radical in Chinese characters (Kangxi radical 5)/ancient Chinese compass point: 105°"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以</text:p>
          </table:table-cell>
          <table:table-cell office:value-type="float" office:value="11860" calcext:value-type="float">
            <text:p>1186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use/by means of/according to/in order to/because of/at (a certain date or place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11958" calcext:value-type="float">
            <text:p>1195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dress/to wear/to put on (clothes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隐</text:p>
          </table:table-cell>
          <table:table-cell office:value-type="float" office:value="12060" calcext:value-type="float">
            <text:p>1206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lean upo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饮</text:p>
          </table:table-cell>
          <table:table-cell office:value-type="float" office:value="12061" calcext:value-type="float">
            <text:p>1206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give (animals) water to drink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应</text:p>
          </table:table-cell>
          <table:table-cell office:value-type="float" office:value="12118" calcext:value-type="float">
            <text:p>1211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answer/to respond/to comply with/to deal or cope with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哟</text:p>
          </table:table-cell>
          <table:table-cell office:value-type="float" office:value="12125" calcext:value-type="float">
            <text:p>1212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sentence-final particle expressing exhortation)/(syllable filler in a song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佣</text:p>
          </table:table-cell>
          <table:table-cell office:value-type="float" office:value="12166" calcext:value-type="float">
            <text:p>1216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ommission (for middleman)/brokerage fe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予</text:p>
          </table:table-cell>
          <table:table-cell office:value-type="float" office:value="12294" calcext:value-type="float">
            <text:p>1229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literary) to giv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与</text:p>
          </table:table-cell>
          <table:table-cell office:value-type="float" office:value="12310" calcext:value-type="float">
            <text:p>1231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nd/to give/together with; to take part in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雨</text:p>
          </table:table-cell>
          <table:table-cell office:value-type="float" office:value="12312" calcext:value-type="float">
            <text:p>1231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rain/CL:陣|阵[zhen4],場|场[chang2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12378" calcext:value-type="float">
            <text:p>1237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literary) to rain/(of rain, snow etc) to fall/to precipitate/to we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乐</text:p>
          </table:table-cell>
          <table:table-cell office:value-type="float" office:value="12467" calcext:value-type="float">
            <text:p>1246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usic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云</text:p>
          </table:table-cell>
          <table:table-cell office:value-type="float" office:value="12507" calcext:value-type="float">
            <text:p>1250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loud/CL:朵[duo3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晕</text:p>
          </table:table-cell>
          <table:table-cell office:value-type="float" office:value="12515" calcext:value-type="float">
            <text:p>1251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izzy/halo/ring around moon or su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载</text:p>
          </table:table-cell>
          <table:table-cell office:value-type="float" office:value="12552" calcext:value-type="float">
            <text:p>1255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carry/to convey/to load/to hold/to fill up/and/also/as well as/simultaneous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脏</text:p>
          </table:table-cell>
          <table:table-cell office:value-type="float" office:value="12584" calcext:value-type="float">
            <text:p>1258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iscera/(anatomy) orga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噪</text:p>
          </table:table-cell>
          <table:table-cell office:value-type="float" office:value="12601" calcext:value-type="float">
            <text:p>1260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literary) (of birds or insects) to chirp/(bound form) to make a cacophonous nois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扎</text:p>
          </table:table-cell>
          <table:table-cell office:value-type="float" office:value="12655" calcext:value-type="float">
            <text:p>1265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"to prick/to run or stick (a needle etc) into/mug or jug used for serving beer (loanword from ""jar"")"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炸</text:p>
          </table:table-cell>
          <table:table-cell office:value-type="float" office:value="12694" calcext:value-type="float">
            <text:p>1269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burst/to explode/to blow up/(fig.) to fly into a rag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12768" calcext:value-type="float">
            <text:p>1276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hief/head/elder/to grow/to develop/to increase/to enhance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涨</text:p>
          </table:table-cell>
          <table:table-cell table:style-name="ce1" office:value-type="float" office:value="12776" calcext:value-type="float">
            <text:p>12776</text:p>
          </table:table-cell>
          <table:table-cell table:style-name="ce1" table:number-columns-repeated="14"/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from HSK</text:p>
          </table:table-cell>
          <table:table-cell table:style-name="ce1" office:value-type="string" calcext:value-type="string">
            <text:p>to swell/to distend</text:p>
          </table:table-cell>
          <table:table-cell table:style-name="ce1" table:number-columns-repeated="16364"/>
        </table:table-row>
        <table:table-row table:style-name="ro1">
          <table:table-cell office:value-type="string" calcext:value-type="string">
            <text:p>着</text:p>
          </table:table-cell>
          <table:table-cell office:value-type="float" office:value="12792" calcext:value-type="float">
            <text:p>1279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touch/to come in contact with/to feel/to be affected by/to catch fire/to burn/(coll.) to fall asleep/(after a verb) hitting the mark/succeeding i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着</text:p>
          </table:table-cell>
          <table:table-cell office:value-type="float" office:value="12851" calcext:value-type="float">
            <text:p>1285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spect particle indicating action in progress or ongoing stat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挣</text:p>
          </table:table-cell>
          <table:table-cell office:value-type="float" office:value="12935" calcext:value-type="float">
            <text:p>1293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truggle to get free/to strive to acquire/to make (money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正</text:p>
          </table:table-cell>
          <table:table-cell office:value-type="float" office:value="12937" calcext:value-type="float">
            <text:p>1293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traight/upright/proper/main/principal/to correct/to rectify/exactly/just (at that time)/right (in that place)/(math.) positiv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侄</text:p>
          </table:table-cell>
          <table:table-cell office:value-type="float" office:value="12977" calcext:value-type="float">
            <text:p>1297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nephew by the male lin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只</text:p>
          </table:table-cell>
          <table:table-cell office:value-type="float" office:value="12996" calcext:value-type="float">
            <text:p>1299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only/merely/just/bu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爪</text:p>
          </table:table-cell>
          <table:table-cell office:value-type="float" office:value="13233" calcext:value-type="float">
            <text:p>1323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coll.) foot of an animal or bird/(coll.) foot supporting a cooking pot etc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专</text:p>
          </table:table-cell>
          <table:table-cell office:value-type="float" office:value="13241" calcext:value-type="float">
            <text:p>1324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or a particular person, occasion, purpose/focused on one thing/special/expert/particular (to sth)/concentrated/specialize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撰</text:p>
          </table:table-cell>
          <table:table-cell office:value-type="float" office:value="13254" calcext:value-type="float">
            <text:p>1325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compose/to compi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转</text:p>
          </table:table-cell>
          <table:table-cell office:value-type="float" office:value="13263" calcext:value-type="float">
            <text:p>1326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revolve/to turn/to circle about/to walk about/classifier for revolutions (per minute etc): revs, rpm/classifier for repeated action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屯</text:p>
          </table:table-cell>
          <table:table-cell office:value-type="float" office:value="13294" calcext:value-type="float">
            <text:p>1329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ifficult/stingy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赚</text:p>
          </table:table-cell>
          <table:table-cell office:value-type="float" office:value="13467" calcext:value-type="float">
            <text:p>1346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cheat/to swindle <text:s/>chignon (as 纂兒|纂儿[zuan3 r5])/red silk ribbon/variant of 纘|缵[zuan3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雏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chick; <text:s/>young bird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舔</text:p>
          </table:table-cell>
          <table:table-cell office:value-type="float" office:value="10054" calcext:value-type="float">
            <text:p>1005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lick/to lap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瞳</text:p>
          </table:table-cell>
          <table:table-cell office:value-type="float" office:value="10154" calcext:value-type="float">
            <text:p>1015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upil of the ey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凸</text:p>
          </table:table-cell>
          <table:table-cell office:value-type="float" office:value="10189" calcext:value-type="float">
            <text:p>1018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tick out/protruding/convex/male (connector etc)/Taiwan pr. [tu2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瓦</text:p>
          </table:table-cell>
          <table:table-cell office:value-type="float" office:value="10329" calcext:value-type="float">
            <text:p>1032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roof tile/abbr. for 瓦特[wa3 te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豌</text:p>
          </table:table-cell>
          <table:table-cell office:value-type="float" office:value="10347" calcext:value-type="float">
            <text:p>1034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ea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瘟</text:p>
          </table:table-cell>
          <table:table-cell office:value-type="float" office:value="10524" calcext:value-type="float">
            <text:p>1052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epidemic/pestilence/plague/(fig.) stupid/dull/(of a performance) lacklust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无</text:p>
          </table:table-cell>
          <table:table-cell office:value-type="float" office:value="10616" calcext:value-type="float">
            <text:p>1061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not to have/no/none/not/to lack/un-/-les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五</text:p>
          </table:table-cell>
          <table:table-cell office:value-type="float" office:value="10628" calcext:value-type="float">
            <text:p>1062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five/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勿</text:p>
          </table:table-cell>
          <table:table-cell office:value-type="float" office:value="10652" calcext:value-type="float">
            <text:p>1065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o no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夕</text:p>
          </table:table-cell>
          <table:table-cell office:value-type="float" office:value="10692" calcext:value-type="float">
            <text:p>1069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usk/evening/Taiwan pr. [xi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嬉</text:p>
          </table:table-cell>
          <table:table-cell office:value-type="float" office:value="10694" calcext:value-type="float">
            <text:p>1069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musemen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象</text:p>
          </table:table-cell>
          <table:table-cell office:value-type="float" office:value="11017" calcext:value-type="float">
            <text:p>1101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elephant/CL:隻|只[zhi1]/shape/form/appearance/to imitat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箫</text:p>
          </table:table-cell>
          <table:table-cell office:value-type="float" office:value="11036" calcext:value-type="float">
            <text:p>1103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xiao, a Chinese musical instrument of ancient times, similar to panpipes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心</text:p>
          </table:table-cell>
          <table:table-cell office:value-type="float" office:value="11147" calcext:value-type="float">
            <text:p>1114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heart/mind/intention/center/core/CL:顆|颗[ke1],個|个[ge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漩</text:p>
          </table:table-cell>
          <table:table-cell office:value-type="float" office:value="11359" calcext:value-type="float">
            <text:p>1135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hirlpool/eddy/also pr. [xuan4]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牙</text:p>
          </table:table-cell>
          <table:table-cell office:value-type="float" office:value="11478" calcext:value-type="float">
            <text:p>1147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oth/ivory/CL:顆|颗[ke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一</text:p>
          </table:table-cell>
          <table:table-cell office:value-type="float" office:value="11789" calcext:value-type="float">
            <text:p>1178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"one/single/a (article)/as soon as/entire; whole; all; throughout/""one"" radical in Chinese characters (Kangxi radical 1)/also pr. [yao1] for greater clarity when spelling out numbers digit by digit"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已</text:p>
          </table:table-cell>
          <table:table-cell office:value-type="float" office:value="11864" calcext:value-type="float">
            <text:p>1186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lready/to stop/then/afterward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瘾</text:p>
          </table:table-cell>
          <table:table-cell office:value-type="float" office:value="12044" calcext:value-type="float">
            <text:p>1204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ddiction/craving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缨</text:p>
          </table:table-cell>
          <table:table-cell office:value-type="float" office:value="12077" calcext:value-type="float">
            <text:p>1207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assel/sth shaped like a tassel (e.g. a leaf etc)/ribbo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鹦</text:p>
          </table:table-cell>
          <table:table-cell office:value-type="float" office:value="12088" calcext:value-type="float">
            <text:p>1208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arro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12214" calcext:value-type="float">
            <text:p>1221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once) again/also/both... and.../and yet/(used for emphasis) anywa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舆</text:p>
          </table:table-cell>
          <table:table-cell office:value-type="float" office:value="12278" calcext:value-type="float">
            <text:p>1227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arriage/sedan chair/worl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月</text:p>
          </table:table-cell>
          <table:table-cell office:value-type="float" office:value="12465" calcext:value-type="float">
            <text:p>1246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oon/month/monthly/CL:個|个[ge4],輪|轮[lun2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蕴</text:p>
          </table:table-cell>
          <table:table-cell office:value-type="float" office:value="12522" calcext:value-type="float">
            <text:p>1252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accumulate/to hold in store/to contain/to gather together/to collect/depth/inner strength/profundity <text:s/>to erect (e.g. a bus stop sign)/to impose sth on sb/to stumble <text:s/>to fall down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再</text:p>
          </table:table-cell>
          <table:table-cell office:value-type="float" office:value="12550" calcext:value-type="float">
            <text:p>1255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gain; once more; re-/second; another/then (after sth, and not until then)/no matter how ... (followed by an adjective or verb, and then (usually) 也[ye3] or 都[dou1] for emphasis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樟</text:p>
          </table:table-cell>
          <table:table-cell office:value-type="float" office:value="12757" calcext:value-type="float">
            <text:p>1275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amphor/Cinnamonum camphara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辙</text:p>
          </table:table-cell>
          <table:table-cell office:value-type="float" office:value="12837" calcext:value-type="float">
            <text:p>1283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rut; track of a wheel (Taiwan pr. [che4])/(coll.) the direction of traffic/a rhyme (of a song, poem etc)/(dialect) (usu. after 有[you3] or 沒|没[mei2]) way; idea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争</text:p>
          </table:table-cell>
          <table:table-cell office:value-type="float" office:value="12921" calcext:value-type="float">
            <text:p>1292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trive for/to vie for/to argue or debate/deficient or lacking (dialect)/how or what (literary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之</text:p>
          </table:table-cell>
          <table:table-cell office:value-type="float" office:value="12944" calcext:value-type="float">
            <text:p>1294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possessive particle, literary equivalent of 的[de5])/him/her/i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13005" calcext:value-type="float">
            <text:p>1300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top/to prohibit/until/on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舟</text:p>
          </table:table-cell>
          <table:table-cell office:value-type="float" office:value="13118" calcext:value-type="float">
            <text:p>1311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oa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竹</text:p>
          </table:table-cell>
          <table:table-cell office:value-type="float" office:value="13178" calcext:value-type="float">
            <text:p>1317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amboo/CL:棵[ke1],支[zhi1],根[gen1]/Kangxi radical 11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主</text:p>
          </table:table-cell>
          <table:table-cell office:value-type="float" office:value="13186" calcext:value-type="float">
            <text:p>1318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owner/master/host/individual or party concerned/God/Lord/main/to indicate or signify/trump card (in card games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卑</text:p>
          </table:table-cell>
          <table:table-cell office:value-type="float" office:value="1544" calcext:value-type="float">
            <text:p>154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low/base/vulgar/inferior/humb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匕</text:p>
          </table:table-cell>
          <table:table-cell office:value-type="float" office:value="1628" calcext:value-type="float">
            <text:p>162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agger/ladle/ancient type of spoo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币</text:p>
          </table:table-cell>
          <table:table-cell office:value-type="float" office:value="1649" calcext:value-type="float">
            <text:p>164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oney/coins/currency/silk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不</text:p>
          </table:table-cell>
          <table:table-cell office:value-type="float" office:value="191" calcext:value-type="float">
            <text:p>19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no; <text:s/>not so/(bound form) no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沉</text:p>
          </table:table-cell>
          <table:table-cell office:value-type="float" office:value="2220" calcext:value-type="float">
            <text:p>2220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ubmerge/to immerse/to sink/to keep down/to lower/to drop/deep/profound/heav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辰</text:p>
          </table:table-cell>
          <table:table-cell office:value-type="float" office:value="2226" calcext:value-type="float">
            <text:p>222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5th earthly branch: 7-9 a.m., 3rd solar month (5th April-4th May), year of the Dragon/ancient Chinese compass point: 120°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巨</text:p>
          </table:table-cell>
          <table:table-cell office:value-type="float" office:value="231" calcext:value-type="float">
            <text:p>23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very large; <text:s/>hug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丹</text:p>
          </table:table-cell>
          <table:table-cell office:value-type="float" office:value="2788" calcext:value-type="float">
            <text:p>278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red/pellet/powder/cinnaba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电</text:p>
          </table:table-cell>
          <table:table-cell office:value-type="float" office:value="3035" calcext:value-type="float">
            <text:p>303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lightning/electricity/electric (bound form)/to get (or give) an electric shock/phone call or telegram etc/to send via telephone or telegram etc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八</text:p>
          </table:table-cell>
          <table:table-cell office:value-type="float" office:value="314" calcext:value-type="float">
            <text:p>31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eight; 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而</text:p>
          </table:table-cell>
          <table:table-cell office:value-type="float" office:value="3377" calcext:value-type="float">
            <text:p>337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nd/as well as/and so/but (not)/yet (not)/(indicates causal relation)/(indicates change of state)/(indicates contrast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ear/handle (archaeology)/and that is all (Classical Chinese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二</text:p>
          </table:table-cell>
          <table:table-cell office:value-type="float" office:value="3396" calcext:value-type="float">
            <text:p>339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wo/2/(Beijing dialect) stupid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反</text:p>
          </table:table-cell>
          <table:table-cell office:value-type="float" office:value="3462" calcext:value-type="float">
            <text:p>346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ontrary/in reverse/inside out or upside down/to reverse/to return/to oppose/opposite/against/anti-/to rebel/to use analogy/instead/abbr. for 反切[fan3 qie4] phonetic system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飞</text:p>
          </table:table-cell>
          <table:table-cell office:value-type="float" office:value="3508" calcext:value-type="float">
            <text:p>350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f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甫</text:p>
          </table:table-cell>
          <table:table-cell office:value-type="float" office:value="3725" calcext:value-type="float">
            <text:p>372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classical) barely/just/just now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革</text:p>
          </table:table-cell>
          <table:table-cell office:value-type="float" office:value="3927" calcext:value-type="float">
            <text:p>392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nimal hide/leather/to reform/to remove/to expel (from office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工</text:p>
          </table:table-cell>
          <table:table-cell office:value-type="float" office:value="3982" calcext:value-type="float">
            <text:p>398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work/worker/skill/profession/trade/craft/labor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共</text:p>
          </table:table-cell>
          <table:table-cell office:value-type="float" office:value="4001" calcext:value-type="float">
            <text:p>400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ommon/general/to share/together/total/altogether/abbr. for 共產黨|共产党[Gong4 chan3 dang3], Communist party <text:s/>course <text:s/>path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4085" calcext:value-type="float">
            <text:p>408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bon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瓜</text:p>
          </table:table-cell>
          <table:table-cell office:value-type="float" office:value="4107" calcext:value-type="float">
            <text:p>410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elon/gourd/squash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亥</text:p>
          </table:table-cell>
          <table:table-cell office:value-type="float" office:value="4278" calcext:value-type="float">
            <text:p>427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12th earthly branch: 9-11 p.m., 10th solar month (7th November-6th December), year of the Boar/ancient Chinese compass point: 330°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互</text:p>
          </table:table-cell>
          <table:table-cell office:value-type="float" office:value="4578" calcext:value-type="float">
            <text:p>457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utual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户</text:p>
          </table:table-cell>
          <table:table-cell office:value-type="float" office:value="4584" calcext:value-type="float">
            <text:p>458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 household/door/family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47" calcext:value-type="float">
            <text:p>4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eye/(literary) to look; <text:s/>to regard/eye (of a net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己</text:p>
          </table:table-cell>
          <table:table-cell office:value-type="float" office:value="4966" calcext:value-type="float">
            <text:p>496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"self/oneself/sixth of the ten Heavenly Stems 十天干[shi2 tian1 gan1]/sixth in order/letter ""F"" or Roman ""VI"" in list ""A, B, C"", or ""I, II, III"" etc/hexa"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兼</text:p>
          </table:table-cell>
          <table:table-cell office:value-type="float" office:value="5111" calcext:value-type="float">
            <text:p>511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ouble/twice/simultaneous/holding two or more (official) posts at the same tim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斤</text:p>
          </table:table-cell>
          <table:table-cell office:value-type="float" office:value="5447" calcext:value-type="float">
            <text:p>544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catty/(PRC) weight equal to 500 g/(Tw) weight equal to 600 g/(HK, Malaysia, Singapore) slightly over 604 g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久</text:p>
          </table:table-cell>
          <table:table-cell office:value-type="float" office:value="5595" calcext:value-type="float">
            <text:p>559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long) time/(long) duration of tim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臼</text:p>
          </table:table-cell>
          <table:table-cell office:value-type="float" office:value="5618" calcext:value-type="float">
            <text:p>5618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ortar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开</text:p>
          </table:table-cell>
          <table:table-cell office:value-type="float" office:value="5852" calcext:value-type="float">
            <text:p>585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open/to start/to turn on/to boil/to write out (a prescription, check, invoice etc)/to operate (a vehicle)/carat (gold)/abbr. for Kelvin, 開爾文|开尔文[Kai1 er3 wen2]/abbr. for 開本|开本[kai1 ben3], book form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6012" calcext:value-type="float">
            <text:p>601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outh/classifier for things with mouths (people, domestic animals, cannons, wells etc)/classifier for bites or mouthfuls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来</text:p>
          </table:table-cell>
          <table:table-cell office:value-type="float" office:value="6212" calcext:value-type="float">
            <text:p>6212</text:p>
          </table:table-cell>
          <table:table-cell table:number-columns-repeated="12"/>
          <table:table-cell table:style-name="ce2" office:value-type="string" calcext:value-type="string">
            <text:p>2024-01-16 23:24:25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, incomplete</text:p>
          </table:table-cell>
          <table:table-cell office:value-type="string" calcext:value-type="string">
            <text:p>to come/(used as a substitute for a more specific verb)/hither (directional complement for motion toward the speaker, as in 回來|回来[hui2 lai5])/ever since (as in 自古以來|自古以来[zi4 gu3 yi3 lai2])/for the past (amount of time)/(prefix) the coming ...; the next ... (as in 來世|来世[lai2 shi4])/(between two verbs) in order to/(after a round number) approximately/(used after 得[de2] to indicate possibility, as in 談得來|谈得来[tan2 de5 lai2], or after 不[bu4] to indicate impossibility, as in 吃不來|吃不来[chi1 bu5 lai2]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两</text:p>
          </table:table-cell>
          <table:table-cell office:value-type="float" office:value="6587" calcext:value-type="float">
            <text:p>6587</text:p>
          </table:table-cell>
          <table:table-cell table:number-columns-repeated="12"/>
          <table:table-cell table:style-name="ce2" office:value-type="string" calcext:value-type="string">
            <text:p>2024-01-16 23:28:31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, incomplete</text:p>
          </table:table-cell>
          <table:table-cell office:value-type="string" calcext:value-type="string">
            <text:p>two/both/some/a few/tael, unit of weight equal to 50 grams (modern) or 1⁄16 of a catty 斤[jin1] (old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谅</text:p>
          </table:table-cell>
          <table:table-cell office:value-type="float" office:value="6597" calcext:value-type="float">
            <text:p>659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show understanding/to excuse/to presume/to expec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临</text:p>
          </table:table-cell>
          <table:table-cell office:value-type="float" office:value="6685" calcext:value-type="float">
            <text:p>6685</text:p>
          </table:table-cell>
          <table:table-cell table:number-columns-repeated="12"/>
          <table:table-cell table:style-name="ce2" office:value-type="string" calcext:value-type="string">
            <text:p>2024-01-26 23:59:47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 / incomplete</text:p>
          </table:table-cell>
          <table:table-cell office:value-type="string" calcext:value-type="string">
            <text:p>to face/to overlook/to arrive/to be (just) about to/just befor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鹿</text:p>
          </table:table-cell>
          <table:table-cell office:value-type="float" office:value="6932" calcext:value-type="float">
            <text:p>693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deer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卵</text:p>
          </table:table-cell>
          <table:table-cell office:value-type="float" office:value="6982" calcext:value-type="float">
            <text:p>698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egg/ovum/spawn/(coll.) testicles/(old) penis/(expletive) fucking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母</text:p>
          </table:table-cell>
          <table:table-cell office:value-type="float" office:value="7509" calcext:value-type="float">
            <text:p>750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other/elderly female relative/origin/source/(of animals) fema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囊</text:p>
          </table:table-cell>
          <table:table-cell office:value-type="float" office:value="7591" calcext:value-type="float">
            <text:p>7591</text:p>
          </table:table-cell>
          <table:table-cell table:number-columns-repeated="12"/>
          <table:table-cell table:style-name="ce2" office:value-type="string" calcext:value-type="string">
            <text:p>2024-01-27 23:08:00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 / incomplete</text:p>
          </table:table-cell>
          <table:table-cell office:value-type="string" calcext:value-type="string">
            <text:p>sack/purse/pocket (for money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七</text:p>
          </table:table-cell>
          <table:table-cell office:value-type="float" office:value="8229" calcext:value-type="float">
            <text:p>822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seven/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其</text:p>
          </table:table-cell>
          <table:table-cell office:value-type="float" office:value="8256" calcext:value-type="float">
            <text:p>825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his/her/its/their/that/such/it (refers to sth preceding it)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且</text:p>
          </table:table-cell>
          <table:table-cell office:value-type="float" office:value="8531" calcext:value-type="float">
            <text:p>8531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and/moreover/yet/for the time being/to be about to/both (... and...)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人</text:p>
          </table:table-cell>
          <table:table-cell office:value-type="float" office:value="8847" calcext:value-type="float">
            <text:p>884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erson; people/CL:個|个[ge4],位[wei4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8922" calcext:value-type="float">
            <text:p>8922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meat/flesh/pulp (of a fruit)/(coll.) (of a fruit) squashy/(of a person) flabby/irresolute/Kangxi radical 13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入</text:p>
          </table:table-cell>
          <table:table-cell office:value-type="float" office:value="8946" calcext:value-type="float">
            <text:p>8946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enter/to go into/to join/to become a member of/to confirm or agree with/abbr. for 入聲|入声[ru4 sheng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皿</text:p>
          </table:table-cell>
          <table:table-cell office:value-type="float" office:value="9" calcext:value-type="float">
            <text:p>9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(bound form) dish; <text:s/>vessel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9303" calcext:value-type="float">
            <text:p>9303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be born/to give birth/life/to grow/raw/uncooked/student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手</text:p>
          </table:table-cell>
          <table:table-cell office:value-type="float" office:value="9434" calcext:value-type="float">
            <text:p>9434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hand/(formal) to hold/person engaged in certain types of work/person skilled in certain types of work/personal(ly)/convenient/classifier for skill/CL:雙|双[shuang1],隻|只[zhi1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隧</text:p>
          </table:table-cell>
          <table:table-cell office:value-type="float" office:value="9757" calcext:value-type="float">
            <text:p>9757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unnel/underground passage <text:s/>liverwor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瘫</text:p>
          </table:table-cell>
          <table:table-cell office:value-type="float" office:value="9855" calcext:value-type="float">
            <text:p>9855</text:p>
          </table:table-cell>
          <table:table-cell table:number-columns-repeated="1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paralyzed</text:p>
          </table:table-cell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2-04T18:53:05.769000000</dc:date>
    <meta:editing-duration>PT32M2S</meta:editing-duration>
    <meta:editing-cycles>2</meta:editing-cycles>
    <meta:document-statistic meta:table-count="1" meta:cell-count="1710" meta:object-count="0"/>
  </office:meta>
</office:document-meta>
</file>